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96ad" officeooo:paragraph-rsid="001b96ad"/>
    </style:style>
    <style:style style:name="P2" style:family="paragraph" style:parent-style-name="Standard">
      <style:text-properties officeooo:rsid="001b96ad"/>
    </style:style>
    <style:style style:name="T1" style:family="text">
      <style:text-properties officeooo:rsid="001c8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"><text:span text:style-name="Strong_20_Emphasis">The reasons we love Obama?</text:span></text:p>
      <text:p text:style-name="Text_20_body"><text:a xlink:type="simple" xlink:href="http://www.her.ie/story/oh-obama-five-reasons-why-barack-has-to-return-to-the-white-house-870514" office:target-frame-name="_blank" xlink:show="new" text:style-name="Internet_20_link" text:visited-style-name="Visited_20_Internet_20_Link">There are just too many</text:a>, but this photo could very well be the epitome of them.</text:p>
      <text:p text:style-name="Text_20_body">It looks like President Barack Obama got caught in Spider-Man’s web at the end of October…</text:p>
      <text:p text:style-name="Text_20_body">Don’t worry, he escaped just in time to win his second term of presidency.</text:p>
      <text:p text:style-name="Text_20_body">The White House photo has been released by<text:span text:style-name="Emphasis"> TIME</text:span> magazine. It shows Obama playing make-believe with the son of one of the White House staff.</text:p>
      <text:p text:style-name="Text_20_body">But it’s not just for the kid Barack seems to have kicked back into Spiderman mode, the president has always been an avid fan of comic books and their characters.</text:p>
      <text:p text:style-name="Text_20_body">He collected Spider-Man comics as a kid and a lifelong dream came true when, as president, Marvel Comics decided to give him a ‘shout-out back’ by featuring him in a bonus story.</text:p>
      <text:p text:style-name="Text_20_body">Obama thanks Peter Parker’s alter-ego with a too-cool-for-school fist-bump in the final image.</text:p>
      <text:p text:style-name="Text_20_body">Obama has never made it a secret about being a comic book kid, have you ever seen this photo of him as a senator posing in front of a Superman statue?</text:p>
      <text:p text:style-name="Text_20_body">If you need any more persuading, do you <text:a xlink:type="simple" xlink:href="http://www.her.ie/media/four-more-years-you-have-to-hand-it-to-him-obama-knows-how-to-smash-a-victory-dance-461437" office:target-frame-name="_blank" xlink:show="new" text:style-name="Internet_20_link" text:visited-style-name="Visited_20_Internet_20_Link">remember this</text:a>? He smashed it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5:32:57.883000000</meta:creation-date>
    <dc:date>2015-03-30T11:25:53.697000000</dc:date>
    <meta:editing-duration>PT1M23S</meta:editing-duration>
    <meta:editing-cycles>3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0" meta:word-count="195" meta:character-count="1061" meta:non-whitespace-character-count="876"/>
  </office:meta>
</office:document-meta>
</file>